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00000004FCD7A3F5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2.98cm" svg:height="2.785cm" draw:z-index="0"><draw:image xlink:href="Pictures/10000000000001700000004FCD7A3F5E.png" xlink:type="simple" xlink:show="embed" xlink:actuate="onLoad"/></draw:frame></text:p>
      <text:p text:style-name="Standard">TOD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lvio Clécio</meta:initial-creator>
    <meta:creation-date>2010-05-03T22:22:50</meta:creation-date>
    <meta:document-statistic meta:table-count="0" meta:image-count="1" meta:object-count="0" meta:page-count="1" meta:paragraph-count="1" meta:word-count="1" meta:character-count="5"/>
    <dc:date>2010-05-03T22:30:08</dc:date>
    <dc:creator>Silvio Clécio</dc:creator>
    <meta:editing-duration>PT00H00M14S</meta:editing-duration>
    <meta:editing-cycles>1</meta:editing-cycles>
    <meta:generator>BrOffice.org/3.2$Linux OpenOffice.org_project/320m12$Build-9483</meta:generator>
  </office:meta>
</office:document-meta>
</file>